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3244in" svg:y="4.074in">
            <draw:object draw:notify-on-update-of-ranges="Sheet1.B2:Sheet1.B221 Sheet1.D1:Sheet1.D1 Sheet1.D2:Sheet1.D2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5.3339in" svg:y="0.1783in">
            <draw:object draw:notify-on-update-of-ranges="Sheet1.B2:Sheet1.B221 Sheet1.C1:Sheet1.C1 Sheet1.C2:Sheet1.C2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ish_qty</text:p>
          </table:table-cell>
          <table:table-cell office:value-type="string" calcext:value-type="string">
            <text:p>log_fish_qty</text:p>
          </table:table-cell>
          <table:table-cell office:value-type="string" calcext:value-type="string">
            <text:p>slop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N([.$C2])" office:value-type="float" office:value="0" calcext:value-type="float">
            <text:p>0</text:p>
          </table:table-cell>
          <table:table-cell table:formula="of:=SLOPE([.$D2:.$D221];[.$B2:.$B221])" office:value-type="float" office:value="0.0871761696312745" calcext:value-type="float">
            <text:p>0.087</text:p>
          </table:table-cell>
          <table:table-cell table:style-name="ce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[.$C3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N([.$C4])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N([.$C5])" office:value-type="float" office:value="0.693147180559945" calcext:value-type="float">
            <text:p>0.69314718055994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LN([.$C6])" office:value-type="float" office:value="0.693147180559945" calcext:value-type="float">
            <text:p>0.69314718055994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N([.$C7])" office:value-type="float" office:value="0.693147180559945" calcext:value-type="float">
            <text:p>0.69314718055994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LN([.$C8])" office:value-type="float" office:value="0.693147180559945" calcext:value-type="float">
            <text:p>0.69314718055994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LN([.$C9])" office:value-type="float" office:value="0.693147180559945" calcext:value-type="float">
            <text:p>0.69314718055994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N([.$C10])" office:value-type="float" office:value="0.693147180559945" calcext:value-type="float">
            <text:p>0.69314718055994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LN([.$C11])" office:value-type="float" office:value="0.693147180559945" calcext:value-type="float">
            <text:p>0.69314718055994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LN([.$C12])" office:value-type="float" office:value="1.09861228866811" calcext:value-type="float">
            <text:p>1.09861228866811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LN([.$C13])" office:value-type="float" office:value="1.09861228866811" calcext:value-type="float">
            <text:p>1.098612288668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LN([.$C14])" office:value-type="float" office:value="1.38629436111989" calcext:value-type="float">
            <text:p>1.38629436111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LN([.$C15])" office:value-type="float" office:value="1.38629436111989" calcext:value-type="float">
            <text:p>1.38629436111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LN([.$C16])" office:value-type="float" office:value="1.38629436111989" calcext:value-type="float">
            <text:p>1.38629436111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LN([.$C17])" office:value-type="float" office:value="1.38629436111989" calcext:value-type="float">
            <text:p>1.38629436111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LN([.$C18])" office:value-type="float" office:value="1.38629436111989" calcext:value-type="float">
            <text:p>1.38629436111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LN([.$C19])" office:value-type="float" office:value="1.6094379124341" calcext:value-type="float">
            <text:p>1.6094379124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LN([.$C20])" office:value-type="float" office:value="1.6094379124341" calcext:value-type="float">
            <text:p>1.6094379124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LN([.$C21])" office:value-type="float" office:value="1.94591014905531" calcext:value-type="float">
            <text:p>1.94591014905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LN([.$C22])" office:value-type="float" office:value="1.94591014905531" calcext:value-type="float">
            <text:p>1.94591014905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LN([.$C23])" office:value-type="float" office:value="2.07944154167984" calcext:value-type="float">
            <text:p>2.079441541679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LN([.$C24])" office:value-type="float" office:value="2.07944154167984" calcext:value-type="float">
            <text:p>2.079441541679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LN([.$C25])" office:value-type="float" office:value="2.07944154167984" calcext:value-type="float">
            <text:p>2.079441541679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LN([.$C26])" office:value-type="float" office:value="2.19722457733622" calcext:value-type="float">
            <text:p>2.197224577336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LN([.$C27])" office:value-type="float" office:value="2.19722457733622" calcext:value-type="float">
            <text:p>2.197224577336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LN([.$C28])" office:value-type="float" office:value="2.484906649788" calcext:value-type="float">
            <text:p>2.4849066497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LN([.$C29])" office:value-type="float" office:value="2.484906649788" calcext:value-type="float">
            <text:p>2.4849066497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LN([.$C30])" office:value-type="float" office:value="2.70805020110221" calcext:value-type="float">
            <text:p>2.70805020110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LN([.$C31])" office:value-type="float" office:value="2.70805020110221" calcext:value-type="float">
            <text:p>2.70805020110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LN([.$C32])" office:value-type="float" office:value="2.77258872223978" calcext:value-type="float">
            <text:p>2.772588722239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LN([.$C33])" office:value-type="float" office:value="2.83321334405622" calcext:value-type="float">
            <text:p>2.833213344056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LN([.$C34])" office:value-type="float" office:value="2.83321334405622" calcext:value-type="float">
            <text:p>2.833213344056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LN([.$C35])" office:value-type="float" office:value="3.04452243772342" calcext:value-type="float">
            <text:p>3.04452243772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LN([.$C36])" office:value-type="float" office:value="3.04452243772342" calcext:value-type="float">
            <text:p>3.04452243772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LN([.$C37])" office:value-type="float" office:value="3.29583686600433" calcext:value-type="float">
            <text:p>3.29583686600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LN([.$C38])" office:value-type="float" office:value="3.29583686600433" calcext:value-type="float">
            <text:p>3.29583686600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LN([.$C39])" office:value-type="float" office:value="3.43398720448515" calcext:value-type="float">
            <text:p>3.43398720448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LN([.$C40])" office:value-type="float" office:value="3.46573590279973" calcext:value-type="float">
            <text:p>3.465735902799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LN([.$C41])" office:value-type="float" office:value="3.49650756146648" calcext:value-type="float">
            <text:p>3.496507561466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LN([.$C42])" office:value-type="float" office:value="3.63758615972639" calcext:value-type="float">
            <text:p>3.637586159726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LN([.$C43])" office:value-type="float" office:value="3.63758615972639" calcext:value-type="float">
            <text:p>3.637586159726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LN([.$C44])" office:value-type="float" office:value="3.87120101090789" calcext:value-type="float">
            <text:p>3.871201010907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LN([.$C45])" office:value-type="float" office:value="3.87120101090789" calcext:value-type="float">
            <text:p>3.871201010907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LN([.$C46])" office:value-type="float" office:value="4.06044301054642" calcext:value-type="float">
            <text:p>4.060443010546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LN([.$C47])" office:value-type="float" office:value="4.07753744390572" calcext:value-type="float">
            <text:p>4.07753744390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table:formula="of:=LN([.$C48])" office:value-type="float" office:value="4.15888308335967" calcext:value-type="float">
            <text:p>4.158883083359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table:formula="of:=LN([.$C49])" office:value-type="float" office:value="4.24849524204936" calcext:value-type="float">
            <text:p>4.248495242049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table:formula="of:=LN([.$C50])" office:value-type="float" office:value="4.26267987704132" calcext:value-type="float">
            <text:p>4.262679877041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formula="of:=LN([.$C51])" office:value-type="float" office:value="4.45434729625351" calcext:value-type="float">
            <text:p>4.45434729625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table:formula="of:=LN([.$C52])" office:value-type="float" office:value="4.45434729625351" calcext:value-type="float">
            <text:p>4.45434729625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table:formula="of:=LN([.$C53])" office:value-type="float" office:value="4.66343909411207" calcext:value-type="float">
            <text:p>4.663439094112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table:formula="of:=LN([.$C54])" office:value-type="float" office:value="4.67282883446191" calcext:value-type="float">
            <text:p>4.67282883446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table:formula="of:=LN([.$C55])" office:value-type="float" office:value="4.80402104473326" calcext:value-type="float">
            <text:p>4.80402104473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LN([.$C56])" office:value-type="float" office:value="4.85981240436167" calcext:value-type="float">
            <text:p>4.85981240436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table:formula="of:=LN([.$C57])" office:value-type="float" office:value="4.90527477843843" calcext:value-type="float">
            <text:p>4.905274778438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table:formula="of:=LN([.$C58])" office:value-type="float" office:value="5.04985600724954" calcext:value-type="float">
            <text:p>5.049856007249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table:formula="of:=LN([.$C59])" office:value-type="float" office:value="5.05624580534831" calcext:value-type="float">
            <text:p>5.056245805348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table:formula="of:=LN([.$C60])" office:value-type="float" office:value="5.25749537202778" calcext:value-type="float">
            <text:p>5.25749537202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3" calcext:value-type="float">
            <text:p>193</text:p>
          </table:table-cell>
          <table:table-cell table:formula="of:=LN([.$C61])" office:value-type="float" office:value="5.26269018890489" calcext:value-type="float">
            <text:p>5.26269018890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28" calcext:value-type="float">
            <text:p>228</text:p>
          </table:table-cell>
          <table:table-cell table:formula="of:=LN([.$C62])" office:value-type="float" office:value="5.42934562895444" calcext:value-type="float">
            <text:p>5.42934562895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36" calcext:value-type="float">
            <text:p>236</text:p>
          </table:table-cell>
          <table:table-cell table:formula="of:=LN([.$C63])" office:value-type="float" office:value="5.46383180502561" calcext:value-type="float">
            <text:p>5.46383180502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57" calcext:value-type="float">
            <text:p>257</text:p>
          </table:table-cell>
          <table:table-cell table:formula="of:=LN([.$C64])" office:value-type="float" office:value="5.54907608489522" calcext:value-type="float">
            <text:p>5.54907608489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85" calcext:value-type="float">
            <text:p>285</text:p>
          </table:table-cell>
          <table:table-cell table:formula="of:=LN([.$C65])" office:value-type="float" office:value="5.65248918026865" calcext:value-type="float">
            <text:p>5.652489180268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92" calcext:value-type="float">
            <text:p>292</text:p>
          </table:table-cell>
          <table:table-cell table:formula="of:=LN([.$C66])" office:value-type="float" office:value="5.67675380226828" calcext:value-type="float">
            <text:p>5.676753802268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table:formula="of:=LN([.$C67])" office:value-type="float" office:value="5.85220247977447" calcext:value-type="float">
            <text:p>5.85220247977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50" calcext:value-type="float">
            <text:p>350</text:p>
          </table:table-cell>
          <table:table-cell table:formula="of:=LN([.$C68])" office:value-type="float" office:value="5.85793315448346" calcext:value-type="float">
            <text:p>5.85793315448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20" calcext:value-type="float">
            <text:p>420</text:p>
          </table:table-cell>
          <table:table-cell table:formula="of:=LN([.$C69])" office:value-type="float" office:value="6.04025471127741" calcext:value-type="float">
            <text:p>6.04025471127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29" calcext:value-type="float">
            <text:p>429</text:p>
          </table:table-cell>
          <table:table-cell table:formula="of:=LN([.$C70])" office:value-type="float" office:value="6.06145691892802" calcext:value-type="float">
            <text:p>6.06145691892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85" calcext:value-type="float">
            <text:p>485</text:p>
          </table:table-cell>
          <table:table-cell table:formula="of:=LN([.$C71])" office:value-type="float" office:value="6.18414889093748" calcext:value-type="float">
            <text:p>6.184148890937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21" calcext:value-type="float">
            <text:p>521</text:p>
          </table:table-cell>
          <table:table-cell table:formula="of:=LN([.$C72])" office:value-type="float" office:value="6.25575004175337" calcext:value-type="float">
            <text:p>6.25575004175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49" calcext:value-type="float">
            <text:p>549</text:p>
          </table:table-cell>
          <table:table-cell table:formula="of:=LN([.$C73])" office:value-type="float" office:value="6.30809844150953" calcext:value-type="float">
            <text:p>6.308098441509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33" calcext:value-type="float">
            <text:p>633</text:p>
          </table:table-cell>
          <table:table-cell table:formula="of:=LN([.$C74])" office:value-type="float" office:value="6.45047042214418" calcext:value-type="float">
            <text:p>6.45047042214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42" calcext:value-type="float">
            <text:p>642</text:p>
          </table:table-cell>
          <table:table-cell table:formula="of:=LN([.$C75])" office:value-type="float" office:value="6.46458830368996" calcext:value-type="float">
            <text:p>6.46458830368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table:formula="of:=LN([.$C76])" office:value-type="float" office:value="6.64378973314767" calcext:value-type="float">
            <text:p>6.643789733147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79" calcext:value-type="float">
            <text:p>779</text:p>
          </table:table-cell>
          <table:table-cell table:formula="of:=LN([.$C77])" office:value-type="float" office:value="6.65801104587075" calcext:value-type="float">
            <text:p>6.658011045870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905" calcext:value-type="float">
            <text:p>905</text:p>
          </table:table-cell>
          <table:table-cell table:formula="of:=LN([.$C78])" office:value-type="float" office:value="6.80793494369993" calcext:value-type="float">
            <text:p>6.807934943699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950" calcext:value-type="float">
            <text:p>950</text:p>
          </table:table-cell>
          <table:table-cell table:formula="of:=LN([.$C79])" office:value-type="float" office:value="6.85646198459459" calcext:value-type="float">
            <text:p>6.85646198459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34" calcext:value-type="float">
            <text:p>1034</text:p>
          </table:table-cell>
          <table:table-cell table:formula="of:=LN([.$C80])" office:value-type="float" office:value="6.94119005506837" calcext:value-type="float">
            <text:p>6.941190055068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154" calcext:value-type="float">
            <text:p>1154</text:p>
          </table:table-cell>
          <table:table-cell table:formula="of:=LN([.$C81])" office:value-type="float" office:value="7.05098944706805" calcext:value-type="float">
            <text:p>7.050989447068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191" calcext:value-type="float">
            <text:p>1191</text:p>
          </table:table-cell>
          <table:table-cell table:formula="of:=LN([.$C82])" office:value-type="float" office:value="7.0825485693553" calcext:value-type="float">
            <text:p>7.08254856935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401" calcext:value-type="float">
            <text:p>1401</text:p>
          </table:table-cell>
          <table:table-cell table:formula="of:=LN([.$C83])" office:value-type="float" office:value="7.24494154633701" calcext:value-type="float">
            <text:p>7.244941546337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421" calcext:value-type="float">
            <text:p>1421</text:p>
          </table:table-cell>
          <table:table-cell table:formula="of:=LN([.$C84])" office:value-type="float" office:value="7.2591161280971" calcext:value-type="float">
            <text:p>7.2591161280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673" calcext:value-type="float">
            <text:p>1673</text:p>
          </table:table-cell>
          <table:table-cell table:formula="of:=LN([.$C85])" office:value-type="float" office:value="7.42237370098682" calcext:value-type="float">
            <text:p>7.42237370098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729" calcext:value-type="float">
            <text:p>1729</text:p>
          </table:table-cell>
          <table:table-cell table:formula="of:=LN([.$C86])" office:value-type="float" office:value="7.45529848568329" calcext:value-type="float">
            <text:p>7.455298485683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939" calcext:value-type="float">
            <text:p>1939</text:p>
          </table:table-cell>
          <table:table-cell table:formula="of:=LN([.$C87])" office:value-type="float" office:value="7.56992765524265" calcext:value-type="float">
            <text:p>7.56992765524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104" calcext:value-type="float">
            <text:p>2104</text:p>
          </table:table-cell>
          <table:table-cell table:formula="of:=LN([.$C88])" office:value-type="float" office:value="7.6515955738576" calcext:value-type="float">
            <text:p>7.65159557385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225" calcext:value-type="float">
            <text:p>2225</text:p>
          </table:table-cell>
          <table:table-cell table:formula="of:=LN([.$C89])" office:value-type="float" office:value="7.70751219460034" calcext:value-type="float">
            <text:p>7.707512194600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555" calcext:value-type="float">
            <text:p>2555</text:p>
          </table:table-cell>
          <table:table-cell table:formula="of:=LN([.$C90])" office:value-type="float" office:value="7.84580750263781" calcext:value-type="float">
            <text:p>7.845807502637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612" calcext:value-type="float">
            <text:p>2612</text:p>
          </table:table-cell>
          <table:table-cell table:formula="of:=LN([.$C91])" office:value-type="float" office:value="7.86787149039632" calcext:value-type="float">
            <text:p>7.86787149039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3074" calcext:value-type="float">
            <text:p>3074</text:p>
          </table:table-cell>
          <table:table-cell table:formula="of:=LN([.$C92])" office:value-type="float" office:value="8.03073492409854" calcext:value-type="float">
            <text:p>8.030734924098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3150" calcext:value-type="float">
            <text:p>3150</text:p>
          </table:table-cell>
          <table:table-cell table:formula="of:=LN([.$C93])" office:value-type="float" office:value="8.05515773181968" calcext:value-type="float">
            <text:p>8.055157731819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612" calcext:value-type="float">
            <text:p>3612</text:p>
          </table:table-cell>
          <table:table-cell table:formula="of:=LN([.$C94])" office:value-type="float" office:value="8.19201691453688" calcext:value-type="float">
            <text:p>8.192016914536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833" calcext:value-type="float">
            <text:p>3833</text:p>
          </table:table-cell>
          <table:table-cell table:formula="of:=LN([.$C95])" office:value-type="float" office:value="8.25140306538056" calcext:value-type="float">
            <text:p>8.25140306538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164" calcext:value-type="float">
            <text:p>4164</text:p>
          </table:table-cell>
          <table:table-cell table:formula="of:=LN([.$C96])" office:value-type="float" office:value="8.33423142973486" calcext:value-type="float">
            <text:p>8.33423142973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659" calcext:value-type="float">
            <text:p>4659</text:p>
          </table:table-cell>
          <table:table-cell table:formula="of:=LN([.$C97])" office:value-type="float" office:value="8.4465561118168" calcext:value-type="float">
            <text:p>8.44655611181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837" calcext:value-type="float">
            <text:p>4837</text:p>
          </table:table-cell>
          <table:table-cell table:formula="of:=LN([.$C98])" office:value-type="float" office:value="8.48404997282298" calcext:value-type="float">
            <text:p>8.48404997282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629" calcext:value-type="float">
            <text:p>5629</text:p>
          </table:table-cell>
          <table:table-cell table:formula="of:=LN([.$C99])" office:value-type="float" office:value="8.63568708546403" calcext:value-type="float">
            <text:p>8.635687085464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5762" calcext:value-type="float">
            <text:p>5762</text:p>
          </table:table-cell>
          <table:table-cell table:formula="of:=LN([.$C100])" office:value-type="float" office:value="8.65903991564447" calcext:value-type="float">
            <text:p>8.65903991564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686" calcext:value-type="float">
            <text:p>6686</text:p>
          </table:table-cell>
          <table:table-cell table:formula="of:=LN([.$C101])" office:value-type="float" office:value="8.80777106698004" calcext:value-type="float">
            <text:p>8.807771066980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6983" calcext:value-type="float">
            <text:p>6983</text:p>
          </table:table-cell>
          <table:table-cell table:formula="of:=LN([.$C102])" office:value-type="float" office:value="8.85123390284604" calcext:value-type="float">
            <text:p>8.85123390284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7776" calcext:value-type="float">
            <text:p>7776</text:p>
          </table:table-cell>
          <table:table-cell table:formula="of:=LN([.$C103])" office:value-type="float" office:value="8.95879734614027" calcext:value-type="float">
            <text:p>8.95879734614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8492" calcext:value-type="float">
            <text:p>8492</text:p>
          </table:table-cell>
          <table:table-cell table:formula="of:=LN([.$C104])" office:value-type="float" office:value="9.04687982282315" calcext:value-type="float">
            <text:p>9.04687982282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001" calcext:value-type="float">
            <text:p>9001</text:p>
          </table:table-cell>
          <table:table-cell table:formula="of:=LN([.$C105])" office:value-type="float" office:value="9.10509096125709" calcext:value-type="float">
            <text:p>9.10509096125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0288" calcext:value-type="float">
            <text:p>10288</text:p>
          </table:table-cell>
          <table:table-cell table:formula="of:=LN([.$C106])" office:value-type="float" office:value="9.2387334464774" calcext:value-type="float">
            <text:p>9.23873344647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0599" calcext:value-type="float">
            <text:p>10599</text:p>
          </table:table-cell>
          <table:table-cell table:formula="of:=LN([.$C107])" office:value-type="float" office:value="9.26851493602726" calcext:value-type="float">
            <text:p>9.26851493602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2315" calcext:value-type="float">
            <text:p>12315</text:p>
          </table:table-cell>
          <table:table-cell table:formula="of:=LN([.$C108])" office:value-type="float" office:value="9.41857331055464" calcext:value-type="float">
            <text:p>9.418573310554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2745" calcext:value-type="float">
            <text:p>12745</text:p>
          </table:table-cell>
          <table:table-cell table:formula="of:=LN([.$C109])" office:value-type="float" office:value="9.45289431681022" calcext:value-type="float">
            <text:p>9.45289431681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4462" calcext:value-type="float">
            <text:p>14462</text:p>
          </table:table-cell>
          <table:table-cell table:formula="of:=LN([.$C110])" office:value-type="float" office:value="9.5792797987349" calcext:value-type="float">
            <text:p>9.57927979873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5475" calcext:value-type="float">
            <text:p>15475</text:p>
          </table:table-cell>
          <table:table-cell table:formula="of:=LN([.$C111])" office:value-type="float" office:value="9.6469810975528" calcext:value-type="float">
            <text:p>9.6469810975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6777" calcext:value-type="float">
            <text:p>16777</text:p>
          </table:table-cell>
          <table:table-cell table:formula="of:=LN([.$C112])" office:value-type="float" office:value="9.7277641797704" calcext:value-type="float">
            <text:p>9.72776417977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8780" calcext:value-type="float">
            <text:p>18780</text:p>
          </table:table-cell>
          <table:table-cell table:formula="of:=LN([.$C113])" office:value-type="float" office:value="9.84054775276225" calcext:value-type="float">
            <text:p>9.840547752762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9600" calcext:value-type="float">
            <text:p>19600</text:p>
          </table:table-cell>
          <table:table-cell table:formula="of:=LN([.$C114])" office:value-type="float" office:value="9.88328484521861" calcext:value-type="float">
            <text:p>9.883284845218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2603" calcext:value-type="float">
            <text:p>22603</text:p>
          </table:table-cell>
          <table:table-cell table:formula="of:=LN([.$C115])" office:value-type="float" office:value="10.0258379198136" calcext:value-type="float">
            <text:p>10.02583791981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3344" calcext:value-type="float">
            <text:p>23344</text:p>
          </table:table-cell>
          <table:table-cell table:formula="of:=LN([.$C116])" office:value-type="float" office:value="10.0580952707626" calcext:value-type="float">
            <text:p>10.0580952707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6777" calcext:value-type="float">
            <text:p>26777</text:p>
          </table:table-cell>
          <table:table-cell table:formula="of:=LN([.$C117])" office:value-type="float" office:value="10.1952985890716" calcext:value-type="float">
            <text:p>10.1952985890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8220" calcext:value-type="float">
            <text:p>28220</text:p>
          </table:table-cell>
          <table:table-cell table:formula="of:=LN([.$C118])" office:value-type="float" office:value="10.2477862254068" calcext:value-type="float">
            <text:p>10.24778622540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1239" calcext:value-type="float">
            <text:p>31239</text:p>
          </table:table-cell>
          <table:table-cell table:formula="of:=LN([.$C119])" office:value-type="float" office:value="10.349422593198" calcext:value-type="float">
            <text:p>10.349422593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34255" calcext:value-type="float">
            <text:p>34255</text:p>
          </table:table-cell>
          <table:table-cell table:formula="of:=LN([.$C120])" office:value-type="float" office:value="10.441587818437" calcext:value-type="float">
            <text:p>10.4415878184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6377" calcext:value-type="float">
            <text:p>36377</text:p>
          </table:table-cell>
          <table:table-cell table:formula="of:=LN([.$C121])" office:value-type="float" office:value="10.5016919857802" calcext:value-type="float">
            <text:p>10.5016919857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1383" calcext:value-type="float">
            <text:p>41383</text:p>
          </table:table-cell>
          <table:table-cell table:formula="of:=LN([.$C122])" office:value-type="float" office:value="10.6306254474633" calcext:value-type="float">
            <text:p>10.63062544746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42944" calcext:value-type="float">
            <text:p>42944</text:p>
          </table:table-cell>
          <table:table-cell table:formula="of:=LN([.$C123])" office:value-type="float" office:value="10.6676522203314" calcext:value-type="float">
            <text:p>10.6676522203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9380" calcext:value-type="float">
            <text:p>49380</text:p>
          </table:table-cell>
          <table:table-cell table:formula="of:=LN([.$C124])" office:value-type="float" office:value="10.8073007628992" calcext:value-type="float">
            <text:p>10.80730076289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1564" calcext:value-type="float">
            <text:p>51564</text:p>
          </table:table-cell>
          <table:table-cell table:formula="of:=LN([.$C125])" office:value-type="float" office:value="10.850579033563" calcext:value-type="float">
            <text:p>10.8505790335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8016" calcext:value-type="float">
            <text:p>58016</text:p>
          </table:table-cell>
          <table:table-cell table:formula="of:=LN([.$C126])" office:value-type="float" office:value="10.9684741135546" calcext:value-type="float">
            <text:p>10.9684741135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62475" calcext:value-type="float">
            <text:p>62475</text:p>
          </table:table-cell>
          <table:table-cell table:formula="of:=LN([.$C127])" office:value-type="float" office:value="11.0425217557032" calcext:value-type="float">
            <text:p>11.04252175570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67616" calcext:value-type="float">
            <text:p>67616</text:p>
          </table:table-cell>
          <table:table-cell table:formula="of:=LN([.$C128])" office:value-type="float" office:value="11.1215999204158" calcext:value-type="float">
            <text:p>11.1215999204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75638" calcext:value-type="float">
            <text:p>75638</text:p>
          </table:table-cell>
          <table:table-cell table:formula="of:=LN([.$C129])" office:value-type="float" office:value="11.2337140813863" calcext:value-type="float">
            <text:p>11.23371408138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79321" calcext:value-type="float">
            <text:p>79321</text:p>
          </table:table-cell>
          <table:table-cell table:formula="of:=LN([.$C130])" office:value-type="float" office:value="11.2812581897151" calcext:value-type="float">
            <text:p>11.28125818971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90763" calcext:value-type="float">
            <text:p>90763</text:p>
          </table:table-cell>
          <table:table-cell table:formula="of:=LN([.$C131])" office:value-type="float" office:value="11.4160069925564" calcext:value-type="float">
            <text:p>11.4160069925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94508" calcext:value-type="float">
            <text:p>94508</text:p>
          </table:table-cell>
          <table:table-cell table:formula="of:=LN([.$C132])" office:value-type="float" office:value="11.4564397659834" calcext:value-type="float">
            <text:p>11.45643976598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07396" calcext:value-type="float">
            <text:p>107396</text:p>
          </table:table-cell>
          <table:table-cell table:formula="of:=LN([.$C133])" office:value-type="float" office:value="11.5842782164155" calcext:value-type="float">
            <text:p>11.5842782164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114039" calcext:value-type="float">
            <text:p>114039</text:p>
          </table:table-cell>
          <table:table-cell table:formula="of:=LN([.$C134])" office:value-type="float" office:value="11.6442957741351" calcext:value-type="float">
            <text:p>11.6442957741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25632" calcext:value-type="float">
            <text:p>125632</text:p>
          </table:table-cell>
          <table:table-cell table:formula="of:=LN([.$C135])" office:value-type="float" office:value="11.7411122776361" calcext:value-type="float">
            <text:p>11.7411122776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38113" calcext:value-type="float">
            <text:p>138113</text:p>
          </table:table-cell>
          <table:table-cell table:formula="of:=LN([.$C136])" office:value-type="float" office:value="11.835827469652" calcext:value-type="float">
            <text:p>11.8358274696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6937" calcext:value-type="float">
            <text:p>146937</text:p>
          </table:table-cell>
          <table:table-cell table:formula="of:=LN([.$C137])" office:value-type="float" office:value="11.8977592024693" calcext:value-type="float">
            <text:p>11.89775920246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66401" calcext:value-type="float">
            <text:p>166401</text:p>
          </table:table-cell>
          <table:table-cell table:formula="of:=LN([.$C138])" office:value-type="float" office:value="12.0221558169666" calcext:value-type="float">
            <text:p>12.02215581696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73829" calcext:value-type="float">
            <text:p>173829</text:p>
          </table:table-cell>
          <table:table-cell table:formula="of:=LN([.$C139])" office:value-type="float" office:value="12.0658273363521" calcext:value-type="float">
            <text:p>12.06582733635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98159" calcext:value-type="float">
            <text:p>198159</text:p>
          </table:table-cell>
          <table:table-cell table:formula="of:=LN([.$C140])" office:value-type="float" office:value="12.1968250177234" calcext:value-type="float">
            <text:p>12.19682501772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08547" calcext:value-type="float">
            <text:p>208547</text:p>
          </table:table-cell>
          <table:table-cell table:formula="of:=LN([.$C141])" office:value-type="float" office:value="12.2479197144821" calcext:value-type="float">
            <text:p>12.2479197144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233028" calcext:value-type="float">
            <text:p>233028</text:p>
          </table:table-cell>
          <table:table-cell table:formula="of:=LN([.$C142])" office:value-type="float" office:value="12.3589138970016" calcext:value-type="float">
            <text:p>12.3589138970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52152" calcext:value-type="float">
            <text:p>252152</text:p>
          </table:table-cell>
          <table:table-cell table:formula="of:=LN([.$C143])" office:value-type="float" office:value="12.43778735926" calcext:value-type="float">
            <text:p>12.437787359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272569" calcext:value-type="float">
            <text:p>272569</text:p>
          </table:table-cell>
          <table:table-cell table:formula="of:=LN([.$C144])" office:value-type="float" office:value="12.5156470720421" calcext:value-type="float">
            <text:p>12.5156470720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04514" calcext:value-type="float">
            <text:p>304514</text:p>
          </table:table-cell>
          <table:table-cell table:formula="of:=LN([.$C145])" office:value-type="float" office:value="12.6264723420867" calcext:value-type="float">
            <text:p>12.62647234208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20766" calcext:value-type="float">
            <text:p>320766</text:p>
          </table:table-cell>
          <table:table-cell table:formula="of:=LN([.$C146])" office:value-type="float" office:value="12.6784671643203" calcext:value-type="float">
            <text:p>12.6784671643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64560" calcext:value-type="float">
            <text:p>364560</text:p>
          </table:table-cell>
          <table:table-cell table:formula="of:=LN([.$C147])" office:value-type="float" office:value="12.8064464259378" calcext:value-type="float">
            <text:p>12.8064464259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382376" calcext:value-type="float">
            <text:p>382376</text:p>
          </table:table-cell>
          <table:table-cell table:formula="of:=LN([.$C148])" office:value-type="float" office:value="12.8541596966835" calcext:value-type="float">
            <text:p>12.85415969668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431187" calcext:value-type="float">
            <text:p>431187</text:p>
          </table:table-cell>
          <table:table-cell table:formula="of:=LN([.$C149])" office:value-type="float" office:value="12.9742971496994" calcext:value-type="float">
            <text:p>12.97429714969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460699" calcext:value-type="float">
            <text:p>460699</text:p>
          </table:table-cell>
          <table:table-cell table:formula="of:=LN([.$C150])" office:value-type="float" office:value="13.0405001803117" calcext:value-type="float">
            <text:p>13.0405001803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05597" calcext:value-type="float">
            <text:p>505597</text:p>
          </table:table-cell>
          <table:table-cell table:formula="of:=LN([.$C151])" office:value-type="float" office:value="13.1334951882529" calcext:value-type="float">
            <text:p>13.13349518825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56666" calcext:value-type="float">
            <text:p>556666</text:p>
          </table:table-cell>
          <table:table-cell table:formula="of:=LN([.$C152])" office:value-type="float" office:value="13.2297206981193" calcext:value-type="float">
            <text:p>13.2297206981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593335" calcext:value-type="float">
            <text:p>593335</text:p>
          </table:table-cell>
          <table:table-cell table:formula="of:=LN([.$C153])" office:value-type="float" office:value="13.293514442585" calcext:value-type="float">
            <text:p>13.2935144425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669074" calcext:value-type="float">
            <text:p>669074</text:p>
          </table:table-cell>
          <table:table-cell table:formula="of:=LN([.$C154])" office:value-type="float" office:value="13.4136499458482" calcext:value-type="float">
            <text:p>13.4136499458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703142" calcext:value-type="float">
            <text:p>703142</text:p>
          </table:table-cell>
          <table:table-cell table:formula="of:=LN([.$C155])" office:value-type="float" office:value="13.4633141418604" calcext:value-type="float">
            <text:p>13.4633141418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795747" calcext:value-type="float">
            <text:p>795747</text:p>
          </table:table-cell>
          <table:table-cell table:formula="of:=LN([.$C156])" office:value-type="float" office:value="13.587036575109" calcext:value-type="float">
            <text:p>13.5870365751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843075" calcext:value-type="float">
            <text:p>843075</text:p>
          </table:table-cell>
          <table:table-cell table:formula="of:=LN([.$C157])" office:value-type="float" office:value="13.6448112009981" calcext:value-type="float">
            <text:p>13.6448112009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936784" calcext:value-type="float">
            <text:p>936784</text:p>
          </table:table-cell>
          <table:table-cell table:formula="of:=LN([.$C158])" office:value-type="float" office:value="13.7502080117005" calcext:value-type="float">
            <text:p>13.7502080117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017365" calcext:value-type="float">
            <text:p>1017365</text:p>
          </table:table-cell>
          <table:table-cell table:formula="of:=LN([.$C159])" office:value-type="float" office:value="13.8327265093637" calcext:value-type="float">
            <text:p>13.83272650936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098932" calcext:value-type="float">
            <text:p>1098932</text:p>
          </table:table-cell>
          <table:table-cell table:formula="of:=LN([.$C160])" office:value-type="float" office:value="13.9098493570402" calcext:value-type="float">
            <text:p>13.9098493570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225740" calcext:value-type="float">
            <text:p>1225740</text:p>
          </table:table-cell>
          <table:table-cell table:formula="of:=LN([.$C161])" office:value-type="float" office:value="14.0190553012098" calcext:value-type="float">
            <text:p>14.01905530120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296477" calcext:value-type="float">
            <text:p>1296477</text:p>
          </table:table-cell>
          <table:table-cell table:formula="of:=LN([.$C162])" office:value-type="float" office:value="14.0751611437341" calcext:value-type="float">
            <text:p>14.0751611437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464821" calcext:value-type="float">
            <text:p>1464821</text:p>
          </table:table-cell>
          <table:table-cell table:formula="of:=LN([.$C163])" office:value-type="float" office:value="14.1972436086679" calcext:value-type="float">
            <text:p>14.1972436086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546217" calcext:value-type="float">
            <text:p>1546217</text:p>
          </table:table-cell>
          <table:table-cell table:formula="of:=LN([.$C164])" office:value-type="float" office:value="14.2513218605047" calcext:value-type="float">
            <text:p>14.25132186050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732531" calcext:value-type="float">
            <text:p>1732531</text:p>
          </table:table-cell>
          <table:table-cell table:formula="of:=LN([.$C165])" office:value-type="float" office:value="14.365093903104" calcext:value-type="float">
            <text:p>14.365093903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860440" calcext:value-type="float">
            <text:p>1860440</text:p>
          </table:table-cell>
          <table:table-cell table:formula="of:=LN([.$C166])" office:value-type="float" office:value="14.4363235768535" calcext:value-type="float">
            <text:p>14.4363235768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2035716" calcext:value-type="float">
            <text:p>2035716</text:p>
          </table:table-cell>
          <table:table-cell table:formula="of:=LN([.$C167])" office:value-type="float" office:value="14.5263581577285" calcext:value-type="float">
            <text:p>14.52635815772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243105" calcext:value-type="float">
            <text:p>2243105</text:p>
          </table:table-cell>
          <table:table-cell table:formula="of:=LN([.$C168])" office:value-type="float" office:value="14.6233716247116" calcext:value-type="float">
            <text:p>14.62337162471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2395409" calcext:value-type="float">
            <text:p>2395409</text:p>
          </table:table-cell>
          <table:table-cell table:formula="of:=LN([.$C169])" office:value-type="float" office:value="14.6890645466898" calcext:value-type="float">
            <text:p>14.6890645466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690561" calcext:value-type="float">
            <text:p>2690561</text:p>
          </table:table-cell>
          <table:table-cell table:formula="of:=LN([.$C170])" office:value-type="float" office:value="14.8052602800203" calcext:value-type="float">
            <text:p>14.8052602800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842694" calcext:value-type="float">
            <text:p>2842694</text:p>
          </table:table-cell>
          <table:table-cell table:formula="of:=LN([.$C171])" office:value-type="float" office:value="14.860262752058" calcext:value-type="float">
            <text:p>14.8602627520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197352" calcext:value-type="float">
            <text:p>3197352</text:p>
          </table:table-cell>
          <table:table-cell table:formula="of:=LN([.$C172])" office:value-type="float" office:value="14.9778335252028" calcext:value-type="float">
            <text:p>14.97783352520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406657" calcext:value-type="float">
            <text:p>3406657</text:p>
          </table:table-cell>
          <table:table-cell table:formula="of:=LN([.$C173])" office:value-type="float" office:value="15.0412420164943" calcext:value-type="float">
            <text:p>15.04124201649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768247" calcext:value-type="float">
            <text:p>3768247</text:p>
          </table:table-cell>
          <table:table-cell table:formula="of:=LN([.$C174])" office:value-type="float" office:value="15.1421204645469" calcext:value-type="float">
            <text:p>15.1421204645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4103545" calcext:value-type="float">
            <text:p>4103545</text:p>
          </table:table-cell>
          <table:table-cell table:formula="of:=LN([.$C175])" office:value-type="float" office:value="15.2273617922401" calcext:value-type="float">
            <text:p>15.2273617922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4431125" calcext:value-type="float">
            <text:p>4431125</text:p>
          </table:table-cell>
          <table:table-cell table:formula="of:=LN([.$C176])" office:value-type="float" office:value="15.30416406012" calcext:value-type="float">
            <text:p>15.304164060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4933666" calcext:value-type="float">
            <text:p>4933666</text:p>
          </table:table-cell>
          <table:table-cell table:formula="of:=LN([.$C177])" office:value-type="float" office:value="15.4115928802252" calcext:value-type="float">
            <text:p>15.4115928802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5238103" calcext:value-type="float">
            <text:p>5238103</text:p>
          </table:table-cell>
          <table:table-cell table:formula="of:=LN([.$C178])" office:value-type="float" office:value="15.4714699678504" calcext:value-type="float">
            <text:p>15.4714699678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5887913" calcext:value-type="float">
            <text:p>5887913</text:p>
          </table:table-cell>
          <table:table-cell table:formula="of:=LN([.$C179])" office:value-type="float" office:value="15.5884121634665" calcext:value-type="float">
            <text:p>15.58841216346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249351" calcext:value-type="float">
            <text:p>6249351</text:p>
          </table:table-cell>
          <table:table-cell table:formula="of:=LN([.$C180])" office:value-type="float" office:value="15.6479881763208" calcext:value-type="float">
            <text:p>15.64798817632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965599" calcext:value-type="float">
            <text:p>6965599</text:p>
          </table:table-cell>
          <table:table-cell table:formula="of:=LN([.$C181])" office:value-type="float" office:value="15.7564941629339" calcext:value-type="float">
            <text:p>15.7564941629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7510202" calcext:value-type="float">
            <text:p>7510202</text:p>
          </table:table-cell>
          <table:table-cell table:formula="of:=LN([.$C182])" office:value-type="float" office:value="15.8317729208486" calcext:value-type="float">
            <text:p>15.8317729208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8199372" calcext:value-type="float">
            <text:p>8199372</text:p>
          </table:table-cell>
          <table:table-cell table:formula="of:=LN([.$C183])" office:value-type="float" office:value="15.9195681239358" calcext:value-type="float">
            <text:p>15.9195681239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9037211" calcext:value-type="float">
            <text:p>9037211</text:p>
          </table:table-cell>
          <table:table-cell table:formula="of:=LN([.$C184])" office:value-type="float" office:value="16.0168611670679" calcext:value-type="float">
            <text:p>16.0168611670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9669228" calcext:value-type="float">
            <text:p>9669228</text:p>
          </table:table-cell>
          <table:table-cell table:formula="of:=LN([.$C185])" office:value-type="float" office:value="16.0844590297027" calcext:value-type="float">
            <text:p>16.0844590297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0821579" calcext:value-type="float">
            <text:p>10821579</text:p>
          </table:table-cell>
          <table:table-cell table:formula="of:=LN([.$C186])" office:value-type="float" office:value="16.1970527541919" calcext:value-type="float">
            <text:p>16.19705275419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1487454" calcext:value-type="float">
            <text:p>11487454</text:p>
          </table:table-cell>
          <table:table-cell table:formula="of:=LN([.$C187])" office:value-type="float" office:value="16.2567660412855" calcext:value-type="float">
            <text:p>16.25676604128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2853512" calcext:value-type="float">
            <text:p>12853512</text:p>
          </table:table-cell>
          <table:table-cell table:formula="of:=LN([.$C188])" office:value-type="float" office:value="16.3691276393568" calcext:value-type="float">
            <text:p>16.3691276393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3759553" calcext:value-type="float">
            <text:p>13759553</text:p>
          </table:table-cell>
          <table:table-cell table:formula="of:=LN([.$C189])" office:value-type="float" office:value="16.4372439044767" calcext:value-type="float">
            <text:p>16.43724390447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5164971" calcext:value-type="float">
            <text:p>15164971</text:p>
          </table:table-cell>
          <table:table-cell table:formula="of:=LN([.$C190])" office:value-type="float" office:value="16.5344987868049" calcext:value-type="float">
            <text:p>16.5344987868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16547413" calcext:value-type="float">
            <text:p>16547413</text:p>
          </table:table-cell>
          <table:table-cell table:formula="of:=LN([.$C191])" office:value-type="float" office:value="16.6217403333696" calcext:value-type="float">
            <text:p>16.62174033336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7868600" calcext:value-type="float">
            <text:p>17868600</text:p>
          </table:table-cell>
          <table:table-cell table:formula="of:=LN([.$C192])" office:value-type="float" office:value="16.698555540474" calcext:value-type="float">
            <text:p>16.698555540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9858790" calcext:value-type="float">
            <text:p>19858790</text:p>
          </table:table-cell>
          <table:table-cell table:formula="of:=LN([.$C193])" office:value-type="float" office:value="16.8041572882398" calcext:value-type="float">
            <text:p>16.80415728823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1156682" calcext:value-type="float">
            <text:p>21156682</text:p>
          </table:table-cell>
          <table:table-cell table:formula="of:=LN([.$C194])" office:value-type="float" office:value="16.8674663473661" calcext:value-type="float">
            <text:p>16.86746634736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3675091" calcext:value-type="float">
            <text:p>23675091</text:p>
          </table:table-cell>
          <table:table-cell table:formula="of:=LN([.$C195])" office:value-type="float" office:value="16.979934040746" calcext:value-type="float">
            <text:p>16.9799340407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5247007" calcext:value-type="float">
            <text:p>25247007</text:p>
          </table:table-cell>
          <table:table-cell table:formula="of:=LN([.$C196])" office:value-type="float" office:value="17.0442181720064" calcext:value-type="float">
            <text:p>17.0442181720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8018483" calcext:value-type="float">
            <text:p>28018483</text:p>
          </table:table-cell>
          <table:table-cell table:formula="of:=LN([.$C197])" office:value-type="float" office:value="17.1483749575074" calcext:value-type="float">
            <text:p>17.14837495750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0306966" calcext:value-type="float">
            <text:p>30306966</text:p>
          </table:table-cell>
          <table:table-cell table:formula="of:=LN([.$C198])" office:value-type="float" office:value="17.2268881450465" calcext:value-type="float">
            <text:p>17.2268881450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3033571" calcext:value-type="float">
            <text:p>33033571</text:p>
          </table:table-cell>
          <table:table-cell table:formula="of:=LN([.$C199])" office:value-type="float" office:value="17.313034905359" calcext:value-type="float">
            <text:p>17.313034905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36406203" calcext:value-type="float">
            <text:p>36406203</text:p>
          </table:table-cell>
          <table:table-cell table:formula="of:=LN([.$C200])" office:value-type="float" office:value="17.4102497301764" calcext:value-type="float">
            <text:p>17.41024973017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9025282" calcext:value-type="float">
            <text:p>39025282</text:p>
          </table:table-cell>
          <table:table-cell table:formula="of:=LN([.$C201])" office:value-type="float" office:value="17.4797202504768" calcext:value-type="float">
            <text:p>17.47972025047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43533881" calcext:value-type="float">
            <text:p>43533881</text:p>
          </table:table-cell>
          <table:table-cell table:formula="of:=LN([.$C202])" office:value-type="float" office:value="17.5890500664575" calcext:value-type="float">
            <text:p>17.58905006645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46403689" calcext:value-type="float">
            <text:p>46403689</text:p>
          </table:table-cell>
          <table:table-cell table:formula="of:=LN([.$C203])" office:value-type="float" office:value="17.6528895183465" calcext:value-type="float">
            <text:p>17.6528895183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51693574" calcext:value-type="float">
            <text:p>51693574</text:p>
          </table:table-cell>
          <table:table-cell table:formula="of:=LN([.$C204])" office:value-type="float" office:value="17.7608440377497" calcext:value-type="float">
            <text:p>17.7608440377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55553973" calcext:value-type="float">
            <text:p>55553973</text:p>
          </table:table-cell>
          <table:table-cell table:formula="of:=LN([.$C205])" office:value-type="float" office:value="17.8328655926445" calcext:value-type="float">
            <text:p>17.8328655926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61052054" calcext:value-type="float">
            <text:p>61052054</text:p>
          </table:table-cell>
          <table:table-cell table:formula="of:=LN([.$C206])" office:value-type="float" office:value="17.9272374025087" calcext:value-type="float">
            <text:p>17.92723740250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66713169" calcext:value-type="float">
            <text:p>66713169</text:p>
          </table:table-cell>
          <table:table-cell table:formula="of:=LN([.$C207])" office:value-type="float" office:value="18.0159129276797" calcext:value-type="float">
            <text:p>18.0159129276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72058853" calcext:value-type="float">
            <text:p>72058853</text:p>
          </table:table-cell>
          <table:table-cell table:formula="of:=LN([.$C208])" office:value-type="float" office:value="18.0929937458664" calcext:value-type="float">
            <text:p>18.0929937458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79940084" calcext:value-type="float">
            <text:p>79940084</text:p>
          </table:table-cell>
          <table:table-cell table:formula="of:=LN([.$C209])" office:value-type="float" office:value="18.196787962035" calcext:value-type="float">
            <text:p>18.1967879620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85428971" calcext:value-type="float">
            <text:p>85428971</text:p>
          </table:table-cell>
          <table:table-cell table:formula="of:=LN([.$C210])" office:value-type="float" office:value="18.2631958401062" calcext:value-type="float">
            <text:p>18.26319584010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95227455" calcext:value-type="float">
            <text:p>95227455</text:p>
          </table:table-cell>
          <table:table-cell table:formula="of:=LN([.$C211])" office:value-type="float" office:value="18.3717788510415" calcext:value-type="float">
            <text:p>18.37177885104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01957662" calcext:value-type="float">
            <text:p>101957662</text:p>
          </table:table-cell>
          <table:table-cell table:formula="of:=LN([.$C212])" office:value-type="float" office:value="18.4400682066483" calcext:value-type="float">
            <text:p>18.44006820664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12745628" calcext:value-type="float">
            <text:p>112745628</text:p>
          </table:table-cell>
          <table:table-cell table:formula="of:=LN([.$C213])" office:value-type="float" office:value="18.540644759542" calcext:value-type="float">
            <text:p>18.5406447595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22267142" calcext:value-type="float">
            <text:p>122267142</text:p>
          </table:table-cell>
          <table:table-cell table:formula="of:=LN([.$C214])" office:value-type="float" office:value="18.6217188973481" calcext:value-type="float">
            <text:p>18.6217188973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33110907" calcext:value-type="float">
            <text:p>133110907</text:p>
          </table:table-cell>
          <table:table-cell table:formula="of:=LN([.$C215])" office:value-type="float" office:value="18.7066932259133" calcext:value-type="float">
            <text:p>18.70669322591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46653253" calcext:value-type="float">
            <text:p>146653253</text:p>
          </table:table-cell>
          <table:table-cell table:formula="of:=LN([.$C216])" office:value-type="float" office:value="18.8035815352079" calcext:value-type="float">
            <text:p>18.80358153520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57487824" calcext:value-type="float">
            <text:p>157487824</text:p>
          </table:table-cell>
          <table:table-cell table:formula="of:=LN([.$C217])" office:value-type="float" office:value="18.874858705305" calcext:value-type="float">
            <text:p>18.874858705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75167539" calcext:value-type="float">
            <text:p>175167539</text:p>
          </table:table-cell>
          <table:table-cell table:formula="of:=LN([.$C218])" office:value-type="float" office:value="18.9812534396198" calcext:value-type="float">
            <text:p>18.98125343961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87386633" calcext:value-type="float">
            <text:p>187386633</text:p>
          </table:table-cell>
          <table:table-cell table:formula="of:=LN([.$C219])" office:value-type="float" office:value="19.0486845965159" calcext:value-type="float">
            <text:p>19.04868459651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207973083" calcext:value-type="float">
            <text:p>207973083</text:p>
          </table:table-cell>
          <table:table-cell table:formula="of:=LN([.$C220])" office:value-type="float" office:value="19.1529192206377" calcext:value-type="float">
            <text:p>19.1529192206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24224804" calcext:value-type="float">
            <text:p>224224804</text:p>
          </table:table-cell>
          <table:table-cell table:formula="of:=LN([.$C221])" office:value-type="float" office:value="19.228159695846" calcext:value-type="float">
            <text:p>19.228159695846</text:p>
          </table:table-cell>
          <table:table-cell table:number-columns-repeated="2"/>
        </table:table-row>
        <table:table-row table:style-name="ro1" table:number-rows-repeated="10483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1:21:26.421327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3:19:25.741786150</meta:creation-date>
    <dc:date>2021-12-18T14:16:23.858353077</dc:date>
    <meta:editing-duration>PT1H15M10S</meta:editing-duration>
    <meta:editing-cycles>2</meta:editing-cycles>
    <meta:generator>LibreOffice/6.4.7.2$Linux_X86_64 LibreOffice_project/40$Build-2</meta:generator>
    <meta:document-statistic meta:table-count="1" meta:cell-count="66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2cm" svg:y="4.2cm" style:legend-expansion="high" chart:style-name="ch2"/>
        <chart:plot-area chart:style-name="ch3" table:cell-range-address="Sheet1.B2:Sheet1.C221 Sheet1.C1:Sheet1.C1" chart:data-source-has-labels="row" svg:x="0.32cm" svg:y="0.18cm" svg:width="12.792cm" svg:height="8.64cm">
          <chartooo:coordinate-region svg:x="2.361cm" svg:y="0.38cm" svg:width="10.45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1" chart:label-cell-address="Sheet1.C1:Sheet1.C1" chart:class="chart:scatter">
            <chart:domain table:cell-range-address="Sheet1.B2:Sheet1.B221"/>
            <chart:data-point chart:repeated="2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sh_qt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21</svg:desc>
                </draw:g>
              </table:table-cell>
              <table:table-cell office:value-type="float" office:value="1">
                <text:p>1</text:p>
                <draw:g>
                  <svg:desc>Sheet1.C2:Sheet1.C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686">
                <text:p>66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776">
                <text:p>77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492">
                <text:p>84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001">
                <text:p>9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288">
                <text:p>102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315">
                <text:p>123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745">
                <text:p>127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4462">
                <text:p>14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5475">
                <text:p>154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777">
                <text:p>167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2603">
                <text:p>22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344">
                <text:p>23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6777">
                <text:p>267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8220">
                <text:p>282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1239">
                <text:p>312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4255">
                <text:p>34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41383">
                <text:p>413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2944">
                <text:p>429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49380">
                <text:p>493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1564">
                <text:p>515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8016">
                <text:p>58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2475">
                <text:p>624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7616">
                <text:p>676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5638">
                <text:p>756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9321">
                <text:p>793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0763">
                <text:p>907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4508">
                <text:p>945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7396">
                <text:p>1073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4039">
                <text:p>1140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5632">
                <text:p>1256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8113">
                <text:p>1381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6937">
                <text:p>1469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66401">
                <text:p>1664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73829">
                <text:p>1738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8159">
                <text:p>1981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8547">
                <text:p>2085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33028">
                <text:p>2330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52152">
                <text:p>2521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72569">
                <text:p>2725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04514">
                <text:p>3045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20766">
                <text:p>3207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64560">
                <text:p>3645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82376">
                <text:p>3823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31187">
                <text:p>431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460699">
                <text:p>4606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05597">
                <text:p>5055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56666">
                <text:p>556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93335">
                <text:p>5933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69074">
                <text:p>6690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03142">
                <text:p>7031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95747">
                <text:p>7957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43075">
                <text:p>8430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36784">
                <text:p>9367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17365">
                <text:p>10173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98932">
                <text:p>10989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225740">
                <text:p>12257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296477">
                <text:p>1296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464821">
                <text:p>14648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546217">
                <text:p>15462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732531">
                <text:p>17325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860440">
                <text:p>18604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035716">
                <text:p>2035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243105">
                <text:p>22431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395409">
                <text:p>23954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690561">
                <text:p>26905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842694">
                <text:p>2842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197352">
                <text:p>31973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406657">
                <text:p>34066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768247">
                <text:p>37682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4103545">
                <text:p>41035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4431125">
                <text:p>4431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4933666">
                <text:p>4933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238103">
                <text:p>52381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887913">
                <text:p>58879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249351">
                <text:p>62493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965599">
                <text:p>69655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7510202">
                <text:p>75102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199372">
                <text:p>81993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037211">
                <text:p>90372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669228">
                <text:p>96692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821579">
                <text:p>108215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487454">
                <text:p>11487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2853512">
                <text:p>12853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3759553">
                <text:p>137595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5164971">
                <text:p>151649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547413">
                <text:p>16547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7868600">
                <text:p>178686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858790">
                <text:p>198587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1156682">
                <text:p>211566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3675091">
                <text:p>236750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5247007">
                <text:p>252470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8018483">
                <text:p>280184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0306966">
                <text:p>303069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3033571">
                <text:p>330335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6406203">
                <text:p>36406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9025282">
                <text:p>390252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3533881">
                <text:p>435338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6403689">
                <text:p>464036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1693574">
                <text:p>516935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5553973">
                <text:p>55553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1052054">
                <text:p>610520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66713169">
                <text:p>66713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2058853">
                <text:p>720588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9940084">
                <text:p>799400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5428971">
                <text:p>854289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5227455">
                <text:p>95227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1957662">
                <text:p>1019576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2745628">
                <text:p>1127456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2267142">
                <text:p>1222671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33110907">
                <text:p>1331109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46653253">
                <text:p>1466532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57487824">
                <text:p>1574878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75167539">
                <text:p>1751675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87386633">
                <text:p>1873866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07973083">
                <text:p>2079730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4224804">
                <text:p>224224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59cm" svg:y="4.2cm" style:legend-expansion="high" chart:style-name="ch2"/>
        <chart:plot-area chart:style-name="ch3" table:cell-range-address="Sheet1.B2:Sheet1.B221 Sheet1.D1:Sheet1.D221" chart:data-source-has-labels="row" svg:x="0.32cm" svg:y="0.18cm" svg:width="12.119cm" svg:height="8.64cm">
          <chartooo:coordinate-region svg:x="0.969cm" svg:y="0.38cm" svg:width="11.1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21" chart:label-cell-address="Sheet1.D1:Sheet1.D1" chart:class="chart:scatter">
            <chart:domain table:cell-range-address="Sheet1.B2:Sheet1.B221"/>
            <chart:data-point chart:repeated="2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_fish_qt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21</svg:desc>
                </draw:g>
              </table:table-cell>
              <table:table-cell office:value-type="float" office:value="0">
                <text:p>0</text:p>
                <draw:g>
                  <svg:desc>Sheet1.D2:Sheet1.D2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484906649788">
                <text:p>2.484906649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484906649788">
                <text:p>2.484906649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70805020110221">
                <text:p>2.70805020110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70805020110221">
                <text:p>2.70805020110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83321334405622">
                <text:p>2.833213344056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04452243772342">
                <text:p>3.04452243772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04452243772342">
                <text:p>3.04452243772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43398720448515">
                <text:p>3.43398720448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46573590279973">
                <text:p>3.465735902799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49650756146648">
                <text:p>3.496507561466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63758615972639">
                <text:p>3.63758615972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63758615972639">
                <text:p>3.637586159726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.87120101090789">
                <text:p>3.87120101090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87120101090789">
                <text:p>3.87120101090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.06044301054642">
                <text:p>4.06044301054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07753744390572">
                <text:p>4.07753744390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.15888308335967">
                <text:p>4.158883083359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24849524204936">
                <text:p>4.248495242049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26267987704132">
                <text:p>4.26267987704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45434729625351">
                <text:p>4.45434729625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.45434729625351">
                <text:p>4.454347296253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66343909411207">
                <text:p>4.66343909411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.67282883446191">
                <text:p>4.67282883446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80402104473326">
                <text:p>4.804021044733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.85981240436167">
                <text:p>4.85981240436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.90527477843843">
                <text:p>4.90527477843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04985600724954">
                <text:p>5.04985600724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05624580534831">
                <text:p>5.05624580534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25749537202778">
                <text:p>5.25749537202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26269018890489">
                <text:p>5.26269018890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42934562895444">
                <text:p>5.42934562895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46383180502561">
                <text:p>5.46383180502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54907608489522">
                <text:p>5.549076084895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65248918026865">
                <text:p>5.652489180268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67675380226828">
                <text:p>5.67675380226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85220247977447">
                <text:p>5.852202479774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85793315448346">
                <text:p>5.857933154483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04025471127741">
                <text:p>6.040254711277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06145691892802">
                <text:p>6.061456918928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18414889093748">
                <text:p>6.18414889093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25575004175337">
                <text:p>6.25575004175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30809844150953">
                <text:p>6.30809844150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45047042214418">
                <text:p>6.45047042214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46458830368996">
                <text:p>6.46458830368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64378973314767">
                <text:p>6.64378973314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65801104587075">
                <text:p>6.65801104587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80793494369993">
                <text:p>6.807934943699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85646198459459">
                <text:p>6.85646198459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94119005506837">
                <text:p>6.941190055068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05098944706805">
                <text:p>7.05098944706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0825485693553">
                <text:p>7.08254856935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24494154633701">
                <text:p>7.2449415463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2591161280971">
                <text:p>7.2591161280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42237370098682">
                <text:p>7.42237370098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45529848568329">
                <text:p>7.45529848568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56992765524265">
                <text:p>7.56992765524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6515955738576">
                <text:p>7.6515955738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70751219460034">
                <text:p>7.707512194600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84580750263781">
                <text:p>7.845807502637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86787149039632">
                <text:p>7.867871490396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03073492409854">
                <text:p>8.030734924098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05515773181968">
                <text:p>8.055157731819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19201691453688">
                <text:p>8.192016914536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25140306538056">
                <text:p>8.251403065380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33423142973486">
                <text:p>8.334231429734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4465561118168">
                <text:p>8.4465561118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48404997282298">
                <text:p>8.484049972822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63568708546403">
                <text:p>8.63568708546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65903991564447">
                <text:p>8.65903991564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80777106698004">
                <text:p>8.807771066980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85123390284604">
                <text:p>8.851233902846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95879734614027">
                <text:p>8.95879734614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04687982282315">
                <text:p>9.04687982282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10509096125709">
                <text:p>9.10509096125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2387334464774">
                <text:p>9.2387334464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26851493602726">
                <text:p>9.26851493602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41857331055464">
                <text:p>9.418573310554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45289431681022">
                <text:p>9.452894316810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5792797987349">
                <text:p>9.57927979873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6469810975528">
                <text:p>9.6469810975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7277641797704">
                <text:p>9.72776417977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84054775276225">
                <text:p>9.84054775276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88328484521861">
                <text:p>9.883284845218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.0258379198136">
                <text:p>10.0258379198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.0580952707626">
                <text:p>10.0580952707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.1952985890716">
                <text:p>10.19529858907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2477862254068">
                <text:p>10.2477862254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.349422593198">
                <text:p>10.3494225931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.441587818437">
                <text:p>10.441587818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.5016919857802">
                <text:p>10.50169198578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.6306254474633">
                <text:p>10.63062544746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6676522203314">
                <text:p>10.66765222033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8073007628992">
                <text:p>10.80730076289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.850579033563">
                <text:p>10.850579033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9684741135546">
                <text:p>10.96847411355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1.0425217557032">
                <text:p>11.04252175570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1.1215999204158">
                <text:p>11.12159992041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.2337140813863">
                <text:p>11.2337140813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1.2812581897151">
                <text:p>11.28125818971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.4160069925564">
                <text:p>11.41600699255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1.4564397659834">
                <text:p>11.45643976598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.5842782164155">
                <text:p>11.58427821641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.6442957741351">
                <text:p>11.6442957741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.7411122776361">
                <text:p>11.74111227763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1.835827469652">
                <text:p>11.835827469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8977592024693">
                <text:p>11.8977592024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0221558169666">
                <text:p>12.02215581696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0658273363521">
                <text:p>12.06582733635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1968250177234">
                <text:p>12.1968250177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2479197144821">
                <text:p>12.2479197144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3589138970016">
                <text:p>12.35891389700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43778735926">
                <text:p>12.43778735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5156470720421">
                <text:p>12.51564707204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6264723420867">
                <text:p>12.6264723420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6784671643203">
                <text:p>12.67846716432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8064464259378">
                <text:p>12.8064464259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8541596966835">
                <text:p>12.85415969668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9742971496994">
                <text:p>12.9742971496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.0405001803117">
                <text:p>13.04050018031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.1334951882529">
                <text:p>13.13349518825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.2297206981193">
                <text:p>13.22972069811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.293514442585">
                <text:p>13.2935144425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.4136499458482">
                <text:p>13.41364994584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.4633141418604">
                <text:p>13.4633141418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3.587036575109">
                <text:p>13.587036575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6448112009981">
                <text:p>13.64481120099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7502080117005">
                <text:p>13.7502080117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.8327265093637">
                <text:p>13.83272650936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.9098493570402">
                <text:p>13.9098493570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4.0190553012098">
                <text:p>14.01905530120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4.0751611437341">
                <text:p>14.07516114373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4.1972436086679">
                <text:p>14.19724360866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4.2513218605047">
                <text:p>14.25132186050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4.365093903104">
                <text:p>14.3650939031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4.4363235768535">
                <text:p>14.4363235768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4.5263581577285">
                <text:p>14.52635815772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4.6233716247116">
                <text:p>14.62337162471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4.6890645466898">
                <text:p>14.68906454668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4.8052602800203">
                <text:p>14.80526028002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4.860262752058">
                <text:p>14.8602627520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.9778335252028">
                <text:p>14.97783352520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5.0412420164943">
                <text:p>15.04124201649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5.1421204645469">
                <text:p>15.14212046454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5.2273617922401">
                <text:p>15.2273617922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5.30416406012">
                <text:p>15.304164060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5.4115928802252">
                <text:p>15.41159288022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5.4714699678504">
                <text:p>15.47146996785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5.5884121634665">
                <text:p>15.58841216346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5.6479881763208">
                <text:p>15.64798817632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5.7564941629339">
                <text:p>15.756494162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5.8317729208486">
                <text:p>15.83177292084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5.9195681239358">
                <text:p>15.91956812393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6.0168611670679">
                <text:p>16.01686116706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6.0844590297027">
                <text:p>16.08445902970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6.1970527541919">
                <text:p>16.19705275419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.2567660412855">
                <text:p>16.25676604128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6.3691276393568">
                <text:p>16.36912763935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6.4372439044767">
                <text:p>16.43724390447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6.5344987868049">
                <text:p>16.53449878680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6.6217403333696">
                <text:p>16.6217403333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6.698555540474">
                <text:p>16.6985555404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6.8041572882398">
                <text:p>16.80415728823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6.8674663473661">
                <text:p>16.86746634736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6.979934040746">
                <text:p>16.9799340407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7.0442181720064">
                <text:p>17.0442181720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7.1483749575074">
                <text:p>17.14837495750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7.2268881450465">
                <text:p>17.22688814504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.313034905359">
                <text:p>17.3130349053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7.4102497301764">
                <text:p>17.41024973017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7.4797202504768">
                <text:p>17.47972025047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7.5890500664575">
                <text:p>17.58905006645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7.6528895183465">
                <text:p>17.65288951834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7.7608440377497">
                <text:p>17.76084403774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.8328655926445">
                <text:p>17.83286559264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7.9272374025087">
                <text:p>17.92723740250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8.0159129276797">
                <text:p>18.0159129276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8.0929937458664">
                <text:p>18.092993745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8.196787962035">
                <text:p>18.196787962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8.2631958401062">
                <text:p>18.2631958401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8.3717788510415">
                <text:p>18.37177885104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8.4400682066483">
                <text:p>18.44006820664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8.540644759542">
                <text:p>18.5406447595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8.6217188973481">
                <text:p>18.62171889734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8.7066932259133">
                <text:p>18.70669322591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8.8035815352079">
                <text:p>18.80358153520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8.874858705305">
                <text:p>18.874858705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8.9812534396198">
                <text:p>18.981253439619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9.0486845965159">
                <text:p>19.04868459651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9.1529192206377">
                <text:p>19.15291922063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9.228159695846">
                <text:p>19.228159695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